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.876cm" fo:min-width="0.434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0000" draw:marker-start-width="0.355cm" draw:marker-end-width="0.355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svg:stroke-color="#000000" draw:marker-start-width="0.355cm" draw:marker-end-width="0.355cm" draw:fill="solid" draw:fill-color="#008000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889cm"/>
    </style:style>
    <style:style style:name="gr10" style:family="graphic" style:parent-style-name="objectwithoutfill">
      <style:graphic-properties svg:stroke-width="0.051cm" svg:stroke-color="#9900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990099" draw:fill="solid" draw:fill-color="#990099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51cm" svg:stroke-color="#990099" draw:marker-start-width="0.355cm" draw:marker-end-width="0.355cm" draw:fill="solid" draw:fill-color="#00800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family="'Times New Roman'" fo:font-size="18pt" style:font-size-asian="18pt" style:font-size-complex="18pt"/>
    </style:style>
    <style:style style:name="P4" style:family="paragraph">
      <style:text-properties fo:font-family="'Times New Roman'" style:font-family-generic="roman" fo:font-size="18pt" style:font-size-asian="18pt" style:font-size-complex="18pt"/>
    </style:style>
    <style:style style:name="P5" style:family="paragraph">
      <style:paragraph-properties fo:text-align="center"/>
      <style:text-properties fo:color="#000000" fo:font-family="Symbol" style:font-pitch="variable" style:font-charset="x-symbol" fo:font-style="italic" style:font-style-asian="italic" style:font-style-complex="italic"/>
    </style:style>
    <style:style style:name="P6" style:family="paragraph">
      <style:paragraph-properties fo:text-align="center"/>
      <style:text-properties fo:color="#ff0000" fo:font-family="'Times New Roman'" style:font-family-generic="roman" fo:font-style="italic" style:font-style-asian="italic" style:font-style-complex="italic"/>
    </style:style>
    <style:style style:name="P7" style:family="paragraph">
      <style:text-properties fo:font-family="Symbol" style:font-family-generic="roman" style:font-pitch="variable" style:font-charset="x-symbol"/>
    </style:style>
    <style:style style:name="P8" style:family="paragraph">
      <style:text-properties fo:font-family="Symbol" style:font-family-generic="roman" style:font-pitch="variable" style:font-charset="x-symbol" fo:font-size="18pt" style:font-size-asian="18pt" style:font-size-complex="18pt"/>
    </style:style>
    <style:style style:name="T1" style:family="text">
      <style:text-properties fo:font-family="Symbol" style:font-pitch="variable" style:font-charset="x-symbol" fo:font-size="18pt" fo:font-style="italic" style:font-size-asian="18pt" style:font-style-asian="italic" style:font-size-complex="18pt" style:font-style-complex="italic"/>
    </style:style>
    <style:style style:name="T2" style:family="text">
      <style:text-properties fo:font-family="'Times New Roman'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position="sub 58%" fo:font-family="'Times New Roman'" fo:font-size="18pt" style:font-size-asian="18pt" style:font-size-complex="18pt"/>
    </style:style>
    <style:style style:name="T4" style:family="text">
      <style:text-properties style:text-position="sub 58%" fo:font-family="'Times New Roman'" fo:font-size="18pt" fo:font-style="normal" style:font-size-asian="18pt" style:font-style-asian="normal" style:font-size-complex="18pt" style:font-style-complex="normal"/>
    </style:style>
    <style:style style:name="T5" style:family="text">
      <style:text-properties style:text-position="sub 58%" fo:font-family="'Times New Roman'"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family="'Times New Roman'" style:font-family-generic="roman"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000000" fo:font-family="Symbol" style:font-pitch="variable" style:font-charset="x-symbol" fo:font-style="italic" style:font-style-asian="italic" style:font-style-complex="italic"/>
    </style:style>
    <style:style style:name="T8" style:family="text">
      <style:text-properties fo:color="#ff0000" fo:font-family="Symbol" style:font-pitch="variable" style:font-charset="x-symbol" fo:font-style="italic" style:font-style-asian="italic" style:font-style-complex="italic"/>
    </style:style>
    <style:style style:name="T9" style:family="text">
      <style:text-properties fo:color="#ff0000" style:text-position="sub 58%" fo:font-family="'Times New Roman'" style:font-family-generic="roman"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family="Symbol" style:font-family-generic="roman" style:font-pitch="variable" style:font-charset="x-symbo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1.27cm" svg:height="1.27cm" svg:x="15.02cm" svg:y="8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32cm" svg:height="1.03cm" svg:x="15.225cm" svg:y="8.734cm">
          <draw:text-box>
            <text:p><text:span text:style-name="T1">q</text:span></text:p>
          </draw:text-box>
        </draw:frame>
        <draw:custom-shape draw:style-name="gr1" draw:text-style-name="P1" xml:id="id3" draw:id="id3" draw:layer="layout" svg:width="1.27cm" svg:height="1.27cm" svg:x="8.64cm" svg:y="5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934cm" svg:height="1.172cm" svg:x="8.845cm" svg:y="5.408cm">
          <draw:text-box>
            <text:p><text:span text:style-name="T2">z</text:span><text:span text:style-name="T3">1</text:span></text:p>
          </draw:text-box>
        </draw:frame>
        <draw:custom-shape draw:style-name="gr1" draw:text-style-name="P1" xml:id="id1" draw:id="id1" draw:layer="layout" svg:width="1.27cm" svg:height="1.27cm" svg:x="8.64cm" svg:y="7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934cm" svg:height="1.172cm" svg:x="8.845cm" svg:y="7.567cm">
          <draw:text-box>
            <text:p><text:span text:style-name="T2">z</text:span><text:span text:style-name="T4">2</text:span></text:p>
          </draw:text-box>
        </draw:frame>
        <draw:custom-shape draw:style-name="gr1" draw:text-style-name="P1" xml:id="id5" draw:id="id5" draw:layer="layout" svg:width="1.27cm" svg:height="1.27cm" svg:x="8.64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934cm" svg:height="1.172cm" svg:x="8.845cm" svg:y="9.726cm">
          <draw:text-box>
            <text:p><text:span text:style-name="T2">z</text:span><text:span text:style-name="T3">3</text:span></text:p>
          </draw:text-box>
        </draw:frame>
        <draw:custom-shape draw:style-name="gr1" draw:text-style-name="P1" xml:id="id7" draw:id="id7" draw:layer="layout" svg:width="1.27cm" svg:height="1.27cm" svg:x="8.64cm" svg:y="11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934cm" svg:height="1.172cm" svg:x="8.845cm" svg:y="11.885cm">
          <draw:text-box>
            <text:p><text:span text:style-name="T2">z</text:span><text:span text:style-name="T5">n</text:span></text:p>
          </draw:text-box>
        </draw:frame>
        <draw:g>
          <draw:custom-shape draw:style-name="gr4" draw:text-style-name="P1" draw:layer="layout" svg:width="0.153cm" svg:height="0.133cm" svg:x="9.208cm" svg:y="11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53cm" svg:height="0.132cm" svg:x="9.208cm" svg:y="11.4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53cm" svg:height="0.133cm" svg:x="9.208cm" svg:y="11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1" xml:id="id4" draw:id="id4" draw:layer="layout" svg:width="0.508cm" svg:height="0.508cm" svg:x="11.966cm" svg:y="5.7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0.508cm" svg:height="0.508cm" svg:x="11.966cm" svg:y="7.9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0.508cm" svg:height="0.508cm" svg:x="11.966cm" svg:y="10.0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0.508cm" svg:height="0.508cm" svg:x="11.966cm" svg:y="12.247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.91cm" svg:y1="8.183cm" svg:x2="11.966cm" svg:y2="8.183cm" draw:start-shape="id1" draw:start-glue-point="10" draw:end-shape="id2" draw:end-glue-point="3" svg:d="m9910 8183h2056">
          <text:p/>
        </draw:connector>
        <draw:connector draw:style-name="gr6" draw:text-style-name="P1" draw:layer="layout" draw:type="line" svg:x1="9.91cm" svg:y1="6.024cm" svg:x2="11.966cm" svg:y2="6.048cm" draw:start-shape="id3" draw:start-glue-point="10" draw:end-shape="id4" draw:end-glue-point="3" svg:d="m9910 6024 2056 24">
          <text:p/>
        </draw:connector>
        <draw:connector draw:style-name="gr6" draw:text-style-name="P1" draw:layer="layout" draw:type="line" svg:x1="9.91cm" svg:y1="10.342cm" svg:x2="11.966cm" svg:y2="10.348cm" draw:start-shape="id5" draw:start-glue-point="10" draw:end-shape="id6" draw:end-glue-point="3" svg:d="m9910 10342 2056 6">
          <text:p/>
        </draw:connector>
        <draw:connector draw:style-name="gr6" draw:text-style-name="P1" draw:layer="layout" draw:type="line" svg:x1="9.91cm" svg:y1="12.501cm" svg:x2="11.966cm" svg:y2="12.501cm" draw:start-shape="id7" draw:start-glue-point="10" draw:end-shape="id8" draw:end-glue-point="3" svg:d="m9910 12501h2056">
          <text:p/>
        </draw:connector>
        <draw:connector draw:style-name="gr6" draw:text-style-name="P1" draw:layer="layout" draw:type="line" svg:x1="12.474cm" svg:y1="6.048cm" svg:x2="15.02cm" svg:y2="9.25cm" draw:start-shape="id4" draw:start-glue-point="1" draw:end-shape="id9" draw:end-glue-point="6" svg:d="m12474 6048 2546 3202">
          <text:p/>
        </draw:connector>
        <draw:connector draw:style-name="gr6" draw:text-style-name="P1" draw:layer="layout" draw:type="line" svg:x1="12.474cm" svg:y1="12.501cm" svg:x2="15.02cm" svg:y2="9.25cm" draw:start-shape="id8" draw:start-glue-point="1" draw:end-shape="id9" draw:end-glue-point="6" svg:d="m12474 12501 2546-3251">
          <text:p/>
        </draw:connector>
        <draw:connector draw:style-name="gr6" draw:text-style-name="P1" draw:layer="layout" draw:type="line" svg:x1="12.474cm" svg:y1="8.183cm" svg:x2="15.02cm" svg:y2="9.25cm" draw:start-shape="id2" draw:start-glue-point="1" draw:end-shape="id9" draw:end-glue-point="6" svg:d="m12474 8183 2546 1067">
          <text:p/>
        </draw:connector>
        <draw:connector draw:style-name="gr6" draw:text-style-name="P1" draw:layer="layout" draw:type="line" svg:x1="12.474cm" svg:y1="10.348cm" svg:x2="15.02cm" svg:y2="9.25cm" draw:start-shape="id6" draw:start-glue-point="1" draw:end-shape="id9" draw:end-glue-point="6" svg:d="m12474 10348 2546-1098">
          <text:p/>
        </draw:connector>
        <draw:custom-shape draw:style-name="gr7" draw:text-style-name="P1" xml:id="id10" draw:id="id10" draw:layer="layout" svg:width="0.508cm" svg:height="0.508cm" svg:x="18.266cm" svg:y="8.994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6.29cm" svg:y1="9.25cm" svg:x2="18.266cm" svg:y2="9.248cm" draw:start-shape="id9" draw:start-glue-point="10" draw:end-shape="id10" draw:end-glue-point="3" svg:d="m16290 9250 1976-2">
          <text:p/>
        </draw:connector>
        <draw:custom-shape draw:style-name="gr5" draw:text-style-name="P1" xml:id="id11" draw:id="id11" draw:layer="layout" svg:width="0.508cm" svg:height="0.508cm" svg:x="6.066cm" svg:y="5.794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574cm" svg:y1="6.048cm" svg:x2="8.64cm" svg:y2="6.024cm" draw:start-shape="id11" draw:start-glue-point="1" draw:end-shape="id3" draw:end-glue-point="6" svg:d="m6574 6048 2066-24">
          <text:p/>
        </draw:connector>
        <draw:custom-shape draw:style-name="gr5" draw:text-style-name="P1" xml:id="id12" draw:id="id12" draw:layer="layout" svg:width="0.508cm" svg:height="0.508cm" svg:x="6.059cm" svg:y="7.929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567cm" svg:y1="8.183cm" svg:x2="8.633cm" svg:y2="8.159cm" draw:start-shape="id12" draw:start-glue-point="1" svg:d="m6567 8183 2066-24">
          <text:p/>
        </draw:connector>
        <draw:custom-shape draw:style-name="gr5" draw:text-style-name="P1" xml:id="id13" draw:id="id13" draw:layer="layout" svg:width="0.508cm" svg:height="0.508cm" svg:x="6.059cm" svg:y="10.088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567cm" svg:y1="10.342cm" svg:x2="8.633cm" svg:y2="10.318cm" draw:start-shape="id13" draw:start-glue-point="1" svg:d="m6567 10342 2066-24">
          <text:p/>
        </draw:connector>
        <draw:custom-shape draw:style-name="gr5" draw:text-style-name="P1" xml:id="id14" draw:id="id14" draw:layer="layout" svg:width="0.508cm" svg:height="0.508cm" svg:x="6.059cm" svg:y="12.247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567cm" svg:y1="12.501cm" svg:x2="8.633cm" svg:y2="12.477cm" draw:start-shape="id14" draw:start-glue-point="1" svg:d="m6567 12501 2066-24">
          <text:p/>
        </draw:connector>
        <draw:custom-shape draw:style-name="gr1" draw:text-style-name="P1" xml:id="id15" draw:id="id15" draw:layer="layout" svg:width="1.27cm" svg:height="1.27cm" svg:x="2.221cm" svg:y="8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0.786cm" svg:height="0.971cm" svg:x="2.526cm" svg:y="8.735cm">
          <draw:text-box>
            <text:p><text:span text:style-name="T6">y</text:span></text:p>
          </draw:text-box>
        </draw:frame>
        <draw:connector draw:style-name="gr6" draw:text-style-name="P1" draw:layer="layout" draw:type="line" svg:x1="3.491cm" svg:y1="9.251cm" svg:x2="6.066cm" svg:y2="6.048cm" draw:start-shape="id15" draw:start-glue-point="10" draw:end-shape="id11" draw:end-glue-point="3" svg:d="m3491 9251 2575-3203">
          <text:p/>
        </draw:connector>
        <draw:connector draw:style-name="gr6" draw:text-style-name="P1" draw:layer="layout" draw:type="line" svg:x1="3.491cm" svg:y1="9.251cm" svg:x2="6.059cm" svg:y2="8.183cm" draw:start-shape="id15" draw:start-glue-point="10" draw:end-shape="id12" draw:end-glue-point="3" svg:d="m3491 9251 2568-1068">
          <text:p/>
        </draw:connector>
        <draw:connector draw:style-name="gr6" draw:text-style-name="P1" draw:layer="layout" draw:type="line" svg:x1="3.491cm" svg:y1="9.251cm" svg:x2="6.059cm" svg:y2="10.342cm" draw:start-shape="id15" draw:start-glue-point="10" draw:end-shape="id13" draw:end-glue-point="3" svg:d="m3491 9251 2568 1091">
          <text:p/>
        </draw:connector>
        <draw:connector draw:style-name="gr6" draw:text-style-name="P1" draw:layer="layout" draw:type="line" svg:x1="3.491cm" svg:y1="9.251cm" svg:x2="6.059cm" svg:y2="12.501cm" draw:start-shape="id15" draw:start-glue-point="10" draw:end-shape="id14" draw:end-glue-point="3" svg:d="m3491 9251 2568 3250">
          <text:p/>
        </draw:connector>
        <draw:frame draw:style-name="gr9" draw:text-style-name="P5" draw:layer="layout" svg:width="0.992cm" svg:height="1.139cm" svg:x="18.019cm" svg:y="8.055cm">
          <draw:text-box>
            <text:p text:style-name="P1"><text:span text:style-name="T7">p</text:span></text:p>
          </draw:text-box>
        </draw:frame>
        <draw:frame draw:style-name="gr9" draw:text-style-name="P6" draw:layer="layout" svg:width="1.15cm" svg:height="1.244cm" svg:x="5.719cm" svg:y="4.654cm">
          <draw:text-box>
            <text:p text:style-name="P1"><text:span text:style-name="T8">a</text:span><text:span text:style-name="T9">1</text:span></text:p>
          </draw:text-box>
        </draw:frame>
        <draw:frame draw:style-name="gr9" draw:text-style-name="P6" draw:layer="layout" svg:width="1.15cm" svg:height="1.244cm" svg:x="5.719cm" svg:y="6.855cm">
          <draw:text-box>
            <text:p text:style-name="P1"><text:span text:style-name="T8">a</text:span><text:span text:style-name="T9">2</text:span></text:p>
          </draw:text-box>
        </draw:frame>
        <draw:frame draw:style-name="gr9" draw:text-style-name="P6" draw:layer="layout" svg:width="1.15cm" svg:height="1.244cm" svg:x="5.719cm" svg:y="8.955cm">
          <draw:text-box>
            <text:p text:style-name="P1"><text:span text:style-name="T8">a</text:span><text:span text:style-name="T9">3</text:span></text:p>
          </draw:text-box>
        </draw:frame>
        <draw:frame draw:style-name="gr9" draw:text-style-name="P6" draw:layer="layout" svg:width="1.15cm" svg:height="1.244cm" svg:x="5.719cm" svg:y="11.155cm">
          <draw:text-box>
            <text:p text:style-name="P1"><text:span text:style-name="T8">a</text:span><text:span text:style-name="T9">n</text:span></text:p>
          </draw:text-box>
        </draw:frame>
        <draw:frame draw:style-name="gr9" draw:text-style-name="P6" draw:layer="layout" svg:width="1.15cm" svg:height="1.244cm" svg:x="11.619cm" svg:y="4.654cm">
          <draw:text-box>
            <text:p text:style-name="P1"><text:span text:style-name="T8">b</text:span><text:span text:style-name="T9">1</text:span></text:p>
          </draw:text-box>
        </draw:frame>
        <draw:frame draw:style-name="gr9" draw:text-style-name="P6" draw:layer="layout" svg:width="1.15cm" svg:height="1.244cm" svg:x="11.619cm" svg:y="6.855cm">
          <draw:text-box>
            <text:p text:style-name="P1"><text:span text:style-name="T8">b</text:span><text:span text:style-name="T9">2</text:span></text:p>
          </draw:text-box>
        </draw:frame>
        <draw:frame draw:style-name="gr9" draw:text-style-name="P6" draw:layer="layout" svg:width="1.15cm" svg:height="1.244cm" svg:x="11.619cm" svg:y="8.955cm">
          <draw:text-box>
            <text:p text:style-name="P1"><text:span text:style-name="T8">b</text:span><text:span text:style-name="T9">3</text:span></text:p>
          </draw:text-box>
        </draw:frame>
        <draw:frame draw:style-name="gr9" draw:text-style-name="P6" draw:layer="layout" svg:width="1.15cm" svg:height="1.244cm" svg:x="11.619cm" svg:y="11.155cm">
          <draw:text-box>
            <text:p text:style-name="P1"><text:span text:style-name="T8">b</text:span><text:span text:style-name="T9">n</text:span></text:p>
          </draw:text-box>
        </draw:frame>
        <draw:custom-shape draw:style-name="gr1" draw:text-style-name="P1" xml:id="id16" draw:id="id16" draw:layer="layout" svg:width="1.27cm" svg:height="1.27cm" svg:x="14.44cm" svg:y="6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8" draw:layer="layout" svg:width="0.934cm" svg:height="1.03cm" svg:x="14.545cm" svg:y="7.008cm">
          <draw:text-box>
            <text:p text:style-name="P7"><text:span text:style-name="T10">y</text:span></text:p>
          </draw:text-box>
        </draw:frame>
        <draw:connector draw:style-name="gr10" draw:text-style-name="P1" draw:layer="layout" draw:type="line" svg:x1="14.44cm" svg:y1="7.624cm" svg:x2="12.474cm" svg:y2="6.048cm" draw:start-shape="id16" draw:start-glue-point="6" draw:end-shape="id4" draw:end-glue-point="1" svg:d="m14440 7624-1966-1576">
          <text:p/>
        </draw:connector>
        <draw:connector draw:style-name="gr10" draw:text-style-name="P1" draw:layer="layout" draw:type="line" svg:x1="14.44cm" svg:y1="7.624cm" svg:x2="12.474cm" svg:y2="8.183cm" draw:start-shape="id16" draw:start-glue-point="6" draw:end-shape="id2" draw:end-glue-point="1" svg:d="m14440 7624-1966 559">
          <text:p/>
        </draw:connector>
        <draw:connector draw:style-name="gr10" draw:text-style-name="P1" draw:layer="layout" draw:type="line" svg:x1="14.44cm" svg:y1="7.624cm" svg:x2="12.474cm" svg:y2="12.501cm" draw:start-shape="id16" draw:start-glue-point="6" draw:end-shape="id8" draw:end-glue-point="1" svg:d="m14440 7624-1966 4877">
          <text:p/>
        </draw:connector>
        <draw:connector draw:style-name="gr10" draw:text-style-name="P1" draw:layer="layout" draw:type="line" svg:x1="14.44cm" svg:y1="7.624cm" svg:x2="12.474cm" svg:y2="10.348cm" draw:start-shape="id16" draw:start-glue-point="6" draw:end-shape="id6" draw:end-glue-point="1" svg:d="m14440 7624-1966 2724">
          <text:p/>
        </draw:connector>
        <draw:custom-shape draw:style-name="gr11" draw:text-style-name="P1" xml:id="id17" draw:id="id17" draw:layer="layout" svg:width="0.508cm" svg:height="0.508cm" svg:x="17.65cm" svg:y="7.37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5.71cm" svg:y1="7.624cm" svg:x2="17.65cm" svg:y2="7.624cm" draw:start-shape="id16" draw:start-glue-point="10" draw:end-shape="id17" draw:end-glue-point="3" svg:d="m15710 7624h19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che </meta:initial-creator>
    <meta:creation-date>2015-12-04T14:48:31.721316019</meta:creation-date>
    <meta:generator>OpenOffice/4.0.1$Win32 OpenOffice.org_project/401m5$Build-9714</meta:generator>
    <dc:date>2015-12-19T15:59:44.59</dc:date>
    <dc:creator>Alexis Roche</dc:creator>
    <meta:editing-duration>PT4H17M59S</meta:editing-duration>
    <meta:editing-cycles>26</meta:editing-cycles>
    <meta:document-statistic meta:object-count="59"/>
  </office:meta>
</office:document-meta>
</file>